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1.6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2" draw:id="id2" draw:layer="layout" svg:width="1.1cm" svg:height="0.8cm" svg:x="7.6cm" svg:y="5.8cm"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.2cm" svg:height="0.787cm" svg:x="6.4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8.15cm" svg:y2="5.8cm" draw:start-shape="id1" draw:start-glue-point="2" draw:end-shape="id2" draw:end-glue-point="0" svg:d="M7000 4387l1150 1413" svg:viewBox="0 0 1151 1414">
          <text:p/>
        </draw:connector>
        <draw:custom-shape draw:style-name="gr4" draw:text-style-name="P2" xml:id="id3" draw:id="id3" draw:layer="layout" svg:width="2.1cm" svg:height="0.8cm" svg:x="5cm" svg:y="5.8cm">
          <text:p text:style-name="P1"><text:span text:style-name="T1">fill_arra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6.05cm" svg:y2="5.8cm" draw:start-shape="id1" draw:start-glue-point="2" draw:end-shape="id3" draw:end-glue-point="0" svg:d="M7000 4387l-950 1413" svg:viewBox="0 0 951 1414">
          <text:p/>
        </draw:connector>
        <draw:custom-shape draw:style-name="gr5" draw:text-style-name="P2" xml:id="id4" draw:id="id4" draw:layer="layout" svg:width="4.8cm" svg:height="0.787cm" svg:x="6.4cm" svg:y="7.713cm">
          <text:p text:style-name="P1"><text:span text:style-name="T1">find_minimum_valu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15cm" svg:y1="6.6cm" svg:x2="8.8cm" svg:y2="7.713cm" draw:start-shape="id2" draw:start-glue-point="2" draw:end-shape="id4" draw:end-glue-point="0" svg:d="M8150 6600l650 1113" svg:viewBox="0 0 651 11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1M42S</meta:editing-duration>
    <meta:editing-cycles>10</meta:editing-cycles>
    <meta:generator>LibreOffice/6.1.0.3$MacOSX_X86_64 LibreOffice_project/efb621ed25068d70781dc026f7e9c5187a4decd1</meta:generator>
    <dc:date>2018-08-25T17:56:27.228436362</dc:date>
    <meta:document-statistic meta:object-count="7"/>
  </office:meta>
</office:document-meta>
</file>